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ce1"/>
        <table:table-row table:style-name="ro1">
          <table:table-cell/>
          <table:table-cell office:value-type="string">
            <text:p>фамилия </text:p>
          </table:table-cell>
          <table:table-cell office:value-type="string">
            <text:p>имя </text:p>
          </table:table-cell>
          <table:table-cell office:value-type="string">
            <text:p>отчество </text:p>
          </table:table-cell>
          <table:table-cell office:value-type="string">
            <text:p>оклад</text:p>
          </table:table-cell>
          <table:table-cell office:value-type="string">
            <text:p>премия </text:p>
          </table:table-cell>
          <table:table-cell office:value-type="string">
            <text:p>премия, руб</text:p>
          </table:table-cell>
          <table:table-cell office:value-type="string">
            <text:p>к ыдачи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иванов</text:p>
          </table:table-cell>
          <table:table-cell office:value-type="string">
            <text:p>иван</text:p>
          </table:table-cell>
          <table:table-cell office:value-type="string">
            <text:p>Петровик </text:p>
          </table:table-cell>
          <table:table-cell office:value-type="float" office:value="5000">
            <text:p>5000</text:p>
          </table:table-cell>
          <table:table-cell office:value-type="float" office:value="13">
            <text:p>13</text:p>
          </table:table-cell>
          <table:table-cell table:formula="of:=[.E2]*[.F2]" office:value-type="float" office:value="65000">
            <text:p>65000</text:p>
          </table:table-cell>
          <table:table-cell table:formula="of:=[.G2]+[.E2]" office:value-type="float" office:value="70000">
            <text:p>7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моров </text:p>
          </table:table-cell>
          <table:table-cell office:value-type="string">
            <text:p>максим</text:p>
          </table:table-cell>
          <table:table-cell office:value-type="string">
            <text:p>Сергееич</text:p>
          </table:table-cell>
          <table:table-cell office:value-type="float" office:value="8000">
            <text:p>8000</text:p>
          </table:table-cell>
          <table:table-cell office:value-type="float" office:value="13">
            <text:p>13</text:p>
          </table:table-cell>
          <table:table-cell table:formula="of:=[.E3]*[.F3]" office:value-type="float" office:value="104000">
            <text:p>104000</text:p>
          </table:table-cell>
          <table:table-cell table:formula="of:=[.G3]+[.E3]" office:value-type="float" office:value="112000">
            <text:p>112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ерезин</text:p>
          </table:table-cell>
          <table:table-cell office:value-type="string">
            <text:p>иван</text:p>
          </table:table-cell>
          <table:table-cell office:value-type="string">
            <text:p>Иванович</text:p>
          </table:table-cell>
          <table:table-cell office:value-type="float" office:value="12000">
            <text:p>12000</text:p>
          </table:table-cell>
          <table:table-cell office:value-type="float" office:value="13">
            <text:p>13</text:p>
          </table:table-cell>
          <table:table-cell table:formula="of:=[.E4]*[.F4]" office:value-type="float" office:value="156000">
            <text:p>156000</text:p>
          </table:table-cell>
          <table:table-cell table:formula="of:=[.G4]+[.E4]" office:value-type="float" office:value="168000">
            <text:p>168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иванов</text:p>
          </table:table-cell>
          <table:table-cell office:value-type="string">
            <text:p>артем</text:p>
          </table:table-cell>
          <table:table-cell office:value-type="string">
            <text:p>Сергееич</text:p>
          </table:table-cell>
          <table:table-cell office:value-type="float" office:value="7500">
            <text:p>7500</text:p>
          </table:table-cell>
          <table:table-cell office:value-type="float" office:value="13">
            <text:p>13</text:p>
          </table:table-cell>
          <table:table-cell table:formula="of:=[.E5]*[.F5]" office:value-type="float" office:value="97500">
            <text:p>97500</text:p>
          </table:table-cell>
          <table:table-cell table:formula="of:=[.G5]+[.E5]" office:value-type="float" office:value="105000">
            <text:p>105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остова</text:p>
          </table:table-cell>
          <table:table-cell office:value-type="string">
            <text:p>ирина</text:p>
          </table:table-cell>
          <table:table-cell office:value-type="string">
            <text:p>Ивановна </text:p>
          </table:table-cell>
          <table:table-cell office:value-type="float" office:value="12000">
            <text:p>12000</text:p>
          </table:table-cell>
          <table:table-cell office:value-type="float" office:value="20">
            <text:p>20</text:p>
          </table:table-cell>
          <table:table-cell table:formula="of:=[.E6]*[.F6]" office:value-type="float" office:value="240000">
            <text:p>240000</text:p>
          </table:table-cell>
          <table:table-cell table:formula="of:=[.G6]+[.E6]" office:value-type="float" office:value="252000">
            <text:p>252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анилов </text:p>
          </table:table-cell>
          <table:table-cell office:value-type="string">
            <text:p>виктор</text:p>
          </table:table-cell>
          <table:table-cell office:value-type="string">
            <text:p>Петрович</text:p>
          </table:table-cell>
          <table:table-cell office:value-type="float" office:value="11000">
            <text:p>11000</text:p>
          </table:table-cell>
          <table:table-cell office:value-type="float" office:value="20">
            <text:p>20</text:p>
          </table:table-cell>
          <table:table-cell table:formula="of:=[.E7]*[.F7]" office:value-type="float" office:value="220000">
            <text:p>220000</text:p>
          </table:table-cell>
          <table:table-cell table:formula="of:=[.G7]+[.E7]" office:value-type="float" office:value="231000">
            <text:p>231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ермин</text:p>
          </table:table-cell>
          <table:table-cell office:value-type="string">
            <text:p>виктор</text:p>
          </table:table-cell>
          <table:table-cell office:value-type="string">
            <text:p>Сергееич</text:p>
          </table:table-cell>
          <table:table-cell office:value-type="float" office:value="11000">
            <text:p>11000</text:p>
          </table:table-cell>
          <table:table-cell office:value-type="float" office:value="25">
            <text:p>25</text:p>
          </table:table-cell>
          <table:table-cell table:formula="of:=[.E8]*[.F8]" office:value-type="float" office:value="275000">
            <text:p>275000</text:p>
          </table:table-cell>
          <table:table-cell table:formula="of:=[.G8]+[.E8]" office:value-type="float" office:value="286000">
            <text:p>286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орокина</text:p>
          </table:table-cell>
          <table:table-cell office:value-type="string">
            <text:p>нина</text:p>
          </table:table-cell>
          <table:table-cell office:value-type="string">
            <text:p>Сергеевна </text:p>
          </table:table-cell>
          <table:table-cell office:value-type="float" office:value="11200">
            <text:p>11200</text:p>
          </table:table-cell>
          <table:table-cell office:value-type="float" office:value="50">
            <text:p>50</text:p>
          </table:table-cell>
          <table:table-cell table:formula="of:=[.E9]*[.F9]" office:value-type="float" office:value="560000">
            <text:p>560000</text:p>
          </table:table-cell>
          <table:table-cell table:formula="of:=[.G9]+[.E9]" office:value-type="float" office:value="571200">
            <text:p>5712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омаров</text:p>
          </table:table-cell>
          <table:table-cell office:value-type="string">
            <text:p>артем </text:p>
          </table:table-cell>
          <table:table-cell office:value-type="string">
            <text:p>Петрович</text:p>
          </table:table-cell>
          <table:table-cell office:value-type="float" office:value="3600">
            <text:p>3600</text:p>
          </table:table-cell>
          <table:table-cell office:value-type="float" office:value="35">
            <text:p>35</text:p>
          </table:table-cell>
          <table:table-cell table:formula="of:=[.E10]*[.F10]" office:value-type="float" office:value="126000">
            <text:p>126000</text:p>
          </table:table-cell>
          <table:table-cell table:formula="of:=[.G10]+[.E10]" office:value-type="float" office:value="129600">
            <text:p>1296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данилова </text:p>
          </table:table-cell>
          <table:table-cell office:value-type="string">
            <text:p>анна</text:p>
          </table:table-cell>
          <table:table-cell office:value-type="string">
            <text:p>Петрвна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table:formula="of:=[.E11]*[.F11]" office:value-type="float" office:value="250000">
            <text:p>250000</text:p>
          </table:table-cell>
          <table:table-cell table:formula="of:=[.G11]+[.E11]" office:value-type="float" office:value="255000">
            <text:p>25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зеленина </text:p>
          </table:table-cell>
          <table:table-cell office:value-type="string">
            <text:p>вера</text:p>
          </table:table-cell>
          <table:table-cell office:value-type="string">
            <text:p>Петровна </text:p>
          </table:table-cell>
          <table:table-cell office:value-type="float" office:value="8000">
            <text:p>8000</text:p>
          </table:table-cell>
          <table:table-cell office:value-type="float" office:value="45">
            <text:p>45</text:p>
          </table:table-cell>
          <table:table-cell table:formula="of:=[.E12]*[.F12]" office:value-type="float" office:value="360000">
            <text:p>360000</text:p>
          </table:table-cell>
          <table:table-cell table:formula="of:=[.G12]+[.E12]" office:value-type="float" office:value="368000">
            <text:p>368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ванов</text:p>
          </table:table-cell>
          <table:table-cell office:value-type="string">
            <text:p>максим</text:p>
          </table:table-cell>
          <table:table-cell office:value-type="string">
            <text:p>Петрович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table:formula="of:=[.E13]*[.F13]" office:value-type="float" office:value="600000">
            <text:p>600000</text:p>
          </table:table-cell>
          <table:table-cell table:formula="of:=[.G13]+[.E13]" office:value-type="float" office:value="612000">
            <text:p>612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елкина</text:p>
          </table:table-cell>
          <table:table-cell office:value-type="string">
            <text:p>ольга</text:p>
          </table:table-cell>
          <table:table-cell office:value-type="string">
            <text:p>Иванов</text:p>
          </table:table-cell>
          <table:table-cell office:value-type="float" office:value="7500">
            <text:p>7500</text:p>
          </table:table-cell>
          <table:table-cell office:value-type="float" office:value="50">
            <text:p>50</text:p>
          </table:table-cell>
          <table:table-cell table:formula="of:=[.E14]*[.F14]" office:value-type="float" office:value="375000">
            <text:p>375000</text:p>
          </table:table-cell>
          <table:table-cell table:formula="of:=[.G14]+[.E14]" office:value-type="float" office:value="382500">
            <text:p>3825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орокина</text:p>
          </table:table-cell>
          <table:table-cell office:value-type="string">
            <text:p>вера </text:p>
          </table:table-cell>
          <table:table-cell office:value-type="string">
            <text:p>Сергеевна </text:p>
          </table:table-cell>
          <table:table-cell office:value-type="float" office:value="12000">
            <text:p>12000</text:p>
          </table:table-cell>
          <table:table-cell office:value-type="float" office:value="15">
            <text:p>15</text:p>
          </table:table-cell>
          <table:table-cell table:formula="of:=[.E15]*[.F15]" office:value-type="float" office:value="180000">
            <text:p>180000</text:p>
          </table:table-cell>
          <table:table-cell table:formula="of:=[.G15]+[.E15]" office:value-type="float" office:value="192000">
            <text:p>192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воронин 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table:formula="of:=[.E16]*[.F16]" office:value-type="float" office:value="0">
            <text:p>0</text:p>
          </table:table-cell>
          <table:table-cell table:formula="of:=[.G16]+[.E16]" office:value-type="float" office:value="11000">
            <text:p>11000</text:p>
          </table:table-cell>
        </table:table-row>
        <table:table-row table:style-name="ro2">
          <table:table-cell/>
          <table:table-cell office:value-type="string" table:number-columns-spanned="3" table:number-rows-spanned="1">
            <text:p>всего</text:p>
          </table:table-cell>
          <table:covered-table-cell table:number-columns-repeated="2"/>
          <table:table-cell table:formula="of:=SUM([.E2:.E16])" office:value-type="float" office:value="136800">
            <text:p>136800</text:p>
          </table:table-cell>
          <table:table-cell table:formula="of:=SUM([.F2:.F16])" office:value-type="float" office:value="412">
            <text:p>412</text:p>
          </table:table-cell>
          <table:table-cell table:formula="of:=SUM([.G2:.G16])" office:value-type="float" office:value="3608500">
            <text:p>3608500</text:p>
          </table:table-cell>
          <table:table-cell table:formula="of:=SUM([.H2:.H16])" office:value-type="float" office:value="3745300">
            <text:p>3745300</text:p>
          </table:table-cell>
        </table:table-row>
      </table:table>
      <table:table table:name="Лист2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office:value-type="string">
            <text:p>фамилия 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должность содрудника</text:p>
          </table:table-cell>
          <table:table-cell office:value-type="string">
            <text:p>адрес</text:p>
          </table:table-cell>
          <table:table-cell office:value-type="string">
            <text:p>номер</text:p>
          </table:table-cell>
          <table:table-cell office:value-type="string">
            <text:p>электроная почта</text:p>
          </table:table-cell>
        </table:table-row>
        <table:table-row table:style-name="ro1">
          <table:table-cell office:value-type="string">
            <text:p>иванов</text:p>
          </table:table-cell>
          <table:table-cell office:value-type="string">
            <text:p>иван</text:p>
          </table:table-cell>
          <table:table-cell office:value-type="string">
            <text:p>Петровик </text:p>
          </table:table-cell>
          <table:table-cell office:value-type="string">
            <text:p>уборщик </text:p>
          </table:table-cell>
          <table:table-cell office:value-type="string">
            <text:p>Ленина 1</text:p>
          </table:table-cell>
          <table:table-cell office:value-type="float" office:value="89018771122">
            <text:p>89018771122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коморов </text:p>
          </table:table-cell>
          <table:table-cell office:value-type="string">
            <text:p>максим</text:p>
          </table:table-cell>
          <table:table-cell office:value-type="string">
            <text:p>Сергееич</text:p>
          </table:table-cell>
          <table:table-cell office:value-type="string">
            <text:p>порехмахер</text:p>
          </table:table-cell>
          <table:table-cell office:value-type="string">
            <text:p>Ленина 2</text:p>
          </table:table-cell>
          <table:table-cell office:value-type="float" office:value="89018882211">
            <text:p>89018882211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березин</text:p>
          </table:table-cell>
          <table:table-cell office:value-type="string">
            <text:p>иван</text:p>
          </table:table-cell>
          <table:table-cell office:value-type="string">
            <text:p>Иванович</text:p>
          </table:table-cell>
          <table:table-cell office:value-type="string">
            <text:p>дворник</text:p>
          </table:table-cell>
          <table:table-cell office:value-type="string">
            <text:p>Ленина 3</text:p>
          </table:table-cell>
          <table:table-cell office:value-type="float" office:value="89018965852">
            <text:p>89018965852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иванов</text:p>
          </table:table-cell>
          <table:table-cell office:value-type="string">
            <text:p>артем</text:p>
          </table:table-cell>
          <table:table-cell office:value-type="string">
            <text:p>Сергееич</text:p>
          </table:table-cell>
          <table:table-cell office:value-type="string">
            <text:p>програмист</text:p>
          </table:table-cell>
          <table:table-cell office:value-type="string">
            <text:p>Ленина 4</text:p>
          </table:table-cell>
          <table:table-cell office:value-type="float" office:value="89018945612">
            <text:p>89018945612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ростова</text:p>
          </table:table-cell>
          <table:table-cell office:value-type="string">
            <text:p>ирина</text:p>
          </table:table-cell>
          <table:table-cell office:value-type="string">
            <text:p>Ивановна </text:p>
          </table:table-cell>
          <table:table-cell office:value-type="string">
            <text:p>сварщик </text:p>
          </table:table-cell>
          <table:table-cell office:value-type="string">
            <text:p>Ленина 5</text:p>
          </table:table-cell>
          <table:table-cell office:value-type="float" office:value="89018745652">
            <text:p>89018745652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данилов </text:p>
          </table:table-cell>
          <table:table-cell office:value-type="string">
            <text:p>виктор</text:p>
          </table:table-cell>
          <table:table-cell office:value-type="string">
            <text:p>Петрович</text:p>
          </table:table-cell>
          <table:table-cell office:value-type="string">
            <text:p>учидель </text:p>
          </table:table-cell>
          <table:table-cell office:value-type="string">
            <text:p>Ленина 6</text:p>
          </table:table-cell>
          <table:table-cell office:value-type="float" office:value="89018765623">
            <text:p>89018765623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ермин</text:p>
          </table:table-cell>
          <table:table-cell office:value-type="string">
            <text:p>виктор</text:p>
          </table:table-cell>
          <table:table-cell office:value-type="string">
            <text:p>Сергееич</text:p>
          </table:table-cell>
          <table:table-cell office:value-type="string">
            <text:p>директор </text:p>
          </table:table-cell>
          <table:table-cell office:value-type="string">
            <text:p>Ленина 7</text:p>
          </table:table-cell>
          <table:table-cell office:value-type="float" office:value="89019990201">
            <text:p>89019990201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сорокина</text:p>
          </table:table-cell>
          <table:table-cell office:value-type="string">
            <text:p>нина</text:p>
          </table:table-cell>
          <table:table-cell office:value-type="string">
            <text:p>Сергеевна </text:p>
          </table:table-cell>
          <table:table-cell office:value-type="string">
            <text:p>зам деректора </text:p>
          </table:table-cell>
          <table:table-cell office:value-type="string">
            <text:p>Ленина 8</text:p>
          </table:table-cell>
          <table:table-cell office:value-type="float" office:value="89018771123">
            <text:p>89018771123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комаров</text:p>
          </table:table-cell>
          <table:table-cell office:value-type="string">
            <text:p>артем </text:p>
          </table:table-cell>
          <table:table-cell office:value-type="string">
            <text:p>Петрович</text:p>
          </table:table-cell>
          <table:table-cell office:value-type="string">
            <text:p>полецейский </text:p>
          </table:table-cell>
          <table:table-cell office:value-type="string">
            <text:p>Ленина 9</text:p>
          </table:table-cell>
          <table:table-cell office:value-type="float" office:value="89018882212">
            <text:p>89018882212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данилова </text:p>
          </table:table-cell>
          <table:table-cell office:value-type="string">
            <text:p>анна</text:p>
          </table:table-cell>
          <table:table-cell office:value-type="string">
            <text:p>Петрвна</text:p>
          </table:table-cell>
          <table:table-cell office:value-type="string">
            <text:p>сварщик </text:p>
          </table:table-cell>
          <table:table-cell office:value-type="string">
            <text:p>Ленина 10</text:p>
          </table:table-cell>
          <table:table-cell office:value-type="float" office:value="89018965853">
            <text:p>89018965853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зеленина </text:p>
          </table:table-cell>
          <table:table-cell office:value-type="string">
            <text:p>вера</text:p>
          </table:table-cell>
          <table:table-cell office:value-type="string">
            <text:p>Петровна </text:p>
          </table:table-cell>
          <table:table-cell office:value-type="string">
            <text:p>авто механик </text:p>
          </table:table-cell>
          <table:table-cell office:value-type="string">
            <text:p>Ленина 11</text:p>
          </table:table-cell>
          <table:table-cell office:value-type="float" office:value="89018945613">
            <text:p>89018945613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мванов</text:p>
          </table:table-cell>
          <table:table-cell office:value-type="string">
            <text:p>максим</text:p>
          </table:table-cell>
          <table:table-cell office:value-type="string">
            <text:p>Петрович</text:p>
          </table:table-cell>
          <table:table-cell office:value-type="string">
            <text:p>юрист</text:p>
          </table:table-cell>
          <table:table-cell office:value-type="string">
            <text:p>Ленина 12</text:p>
          </table:table-cell>
          <table:table-cell office:value-type="float" office:value="89018745653">
            <text:p>89018745653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белкина</text:p>
          </table:table-cell>
          <table:table-cell office:value-type="string">
            <text:p>ольга</text:p>
          </table:table-cell>
          <table:table-cell office:value-type="string">
            <text:p>Иванов</text:p>
          </table:table-cell>
          <table:table-cell office:value-type="string">
            <text:p>горник </text:p>
          </table:table-cell>
          <table:table-cell office:value-type="string">
            <text:p>Ленина 13</text:p>
          </table:table-cell>
          <table:table-cell office:value-type="float" office:value="89018765624">
            <text:p>89018765624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сорокина</text:p>
          </table:table-cell>
          <table:table-cell office:value-type="string">
            <text:p>вера </text:p>
          </table:table-cell>
          <table:table-cell office:value-type="string">
            <text:p>Сергеевна </text:p>
          </table:table-cell>
          <table:table-cell office:value-type="string">
            <text:p>повор </text:p>
          </table:table-cell>
          <table:table-cell office:value-type="string">
            <text:p>Ленина 14</text:p>
          </table:table-cell>
          <table:table-cell office:value-type="float" office:value="89019990202">
            <text:p>89019990202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воронин 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string">
            <text:p>уборщик </text:p>
          </table:table-cell>
          <table:table-cell office:value-type="string">
            <text:p>Ленина 15</text:p>
          </table:table-cell>
          <table:table-cell office:value-type="float" office:value="89018771124">
            <text:p>89018771124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иванов</text:p>
          </table:table-cell>
          <table:table-cell office:value-type="string">
            <text:p>иван</text:p>
          </table:table-cell>
          <table:table-cell office:value-type="string">
            <text:p>Петровик </text:p>
          </table:table-cell>
          <table:table-cell office:value-type="string">
            <text:p>порехмахер</text:p>
          </table:table-cell>
          <table:table-cell office:value-type="string">
            <text:p>Ленина 16</text:p>
          </table:table-cell>
          <table:table-cell office:value-type="float" office:value="89018882213">
            <text:p>89018882213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коморов </text:p>
          </table:table-cell>
          <table:table-cell office:value-type="string">
            <text:p>максим</text:p>
          </table:table-cell>
          <table:table-cell office:value-type="string">
            <text:p>Сергееич</text:p>
          </table:table-cell>
          <table:table-cell office:value-type="string">
            <text:p>дворник</text:p>
          </table:table-cell>
          <table:table-cell office:value-type="string">
            <text:p>Ленина 17</text:p>
          </table:table-cell>
          <table:table-cell office:value-type="float" office:value="89018965854">
            <text:p>89018965854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березин</text:p>
          </table:table-cell>
          <table:table-cell office:value-type="string">
            <text:p>иван</text:p>
          </table:table-cell>
          <table:table-cell office:value-type="string">
            <text:p>Иванович</text:p>
          </table:table-cell>
          <table:table-cell office:value-type="string">
            <text:p>програмист</text:p>
          </table:table-cell>
          <table:table-cell office:value-type="string">
            <text:p>Ленина 18</text:p>
          </table:table-cell>
          <table:table-cell office:value-type="float" office:value="89018945614">
            <text:p>89018945614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иванов</text:p>
          </table:table-cell>
          <table:table-cell office:value-type="string">
            <text:p>артем</text:p>
          </table:table-cell>
          <table:table-cell office:value-type="string">
            <text:p>Сергееич</text:p>
          </table:table-cell>
          <table:table-cell office:value-type="string">
            <text:p>сварщик </text:p>
          </table:table-cell>
          <table:table-cell office:value-type="string">
            <text:p>Ленина 19</text:p>
          </table:table-cell>
          <table:table-cell office:value-type="float" office:value="89018745654">
            <text:p>89018745654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ростова</text:p>
          </table:table-cell>
          <table:table-cell office:value-type="string">
            <text:p>ирина</text:p>
          </table:table-cell>
          <table:table-cell office:value-type="string">
            <text:p>Ивановна </text:p>
          </table:table-cell>
          <table:table-cell office:value-type="string">
            <text:p>учидель </text:p>
          </table:table-cell>
          <table:table-cell office:value-type="string">
            <text:p>Ленина 20</text:p>
          </table:table-cell>
          <table:table-cell office:value-type="float" office:value="89018765625">
            <text:p>89018765625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данилов </text:p>
          </table:table-cell>
          <table:table-cell office:value-type="string">
            <text:p>виктор</text:p>
          </table:table-cell>
          <table:table-cell office:value-type="string">
            <text:p>Петрович</text:p>
          </table:table-cell>
          <table:table-cell office:value-type="string">
            <text:p>директор </text:p>
          </table:table-cell>
          <table:table-cell office:value-type="string">
            <text:p>Ленина 21</text:p>
          </table:table-cell>
          <table:table-cell office:value-type="float" office:value="89019990203">
            <text:p>89019990203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ермин</text:p>
          </table:table-cell>
          <table:table-cell office:value-type="string">
            <text:p>виктор</text:p>
          </table:table-cell>
          <table:table-cell office:value-type="string">
            <text:p>Сергееич</text:p>
          </table:table-cell>
          <table:table-cell office:value-type="string">
            <text:p>зам деректора </text:p>
          </table:table-cell>
          <table:table-cell office:value-type="string">
            <text:p>Ленина 22</text:p>
          </table:table-cell>
          <table:table-cell office:value-type="float" office:value="89018771125">
            <text:p>89018771125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сорокина</text:p>
          </table:table-cell>
          <table:table-cell office:value-type="string">
            <text:p>нина</text:p>
          </table:table-cell>
          <table:table-cell office:value-type="string">
            <text:p>Сергеевна </text:p>
          </table:table-cell>
          <table:table-cell office:value-type="string">
            <text:p>полецейский </text:p>
          </table:table-cell>
          <table:table-cell office:value-type="string">
            <text:p>Ленина 23</text:p>
          </table:table-cell>
          <table:table-cell office:value-type="float" office:value="89018882214">
            <text:p>89018882214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комаров</text:p>
          </table:table-cell>
          <table:table-cell office:value-type="string">
            <text:p>артем </text:p>
          </table:table-cell>
          <table:table-cell office:value-type="string">
            <text:p>Петрович</text:p>
          </table:table-cell>
          <table:table-cell office:value-type="string">
            <text:p>сварщик </text:p>
          </table:table-cell>
          <table:table-cell office:value-type="string">
            <text:p>Ленина 24</text:p>
          </table:table-cell>
          <table:table-cell office:value-type="float" office:value="89018965855">
            <text:p>89018965855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данилова </text:p>
          </table:table-cell>
          <table:table-cell office:value-type="string">
            <text:p>анна</text:p>
          </table:table-cell>
          <table:table-cell office:value-type="string">
            <text:p>Петрвна</text:p>
          </table:table-cell>
          <table:table-cell office:value-type="string">
            <text:p>авто механик </text:p>
          </table:table-cell>
          <table:table-cell office:value-type="string">
            <text:p>Ленина 25</text:p>
          </table:table-cell>
          <table:table-cell office:value-type="float" office:value="89018945615">
            <text:p>89018945615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зеленина </text:p>
          </table:table-cell>
          <table:table-cell office:value-type="string">
            <text:p>вера</text:p>
          </table:table-cell>
          <table:table-cell office:value-type="string">
            <text:p>Петровна </text:p>
          </table:table-cell>
          <table:table-cell office:value-type="string">
            <text:p>юрист</text:p>
          </table:table-cell>
          <table:table-cell office:value-type="string">
            <text:p>Ленина 26</text:p>
          </table:table-cell>
          <table:table-cell office:value-type="float" office:value="89018745655">
            <text:p>89018745655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мванов</text:p>
          </table:table-cell>
          <table:table-cell office:value-type="string">
            <text:p>максим</text:p>
          </table:table-cell>
          <table:table-cell office:value-type="string">
            <text:p>Петрович</text:p>
          </table:table-cell>
          <table:table-cell office:value-type="string">
            <text:p>горник </text:p>
          </table:table-cell>
          <table:table-cell office:value-type="string">
            <text:p>Ленина 27</text:p>
          </table:table-cell>
          <table:table-cell office:value-type="float" office:value="89018765626">
            <text:p>89018765626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белкина</text:p>
          </table:table-cell>
          <table:table-cell office:value-type="string">
            <text:p>ольга</text:p>
          </table:table-cell>
          <table:table-cell office:value-type="string">
            <text:p>Иванов</text:p>
          </table:table-cell>
          <table:table-cell office:value-type="string">
            <text:p>повор </text:p>
          </table:table-cell>
          <table:table-cell office:value-type="string">
            <text:p>Ленина 28</text:p>
          </table:table-cell>
          <table:table-cell office:value-type="float" office:value="89019990204">
            <text:p>89019990204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сорокина</text:p>
          </table:table-cell>
          <table:table-cell office:value-type="string">
            <text:p>вера </text:p>
          </table:table-cell>
          <table:table-cell office:value-type="string">
            <text:p>Сергеевна </text:p>
          </table:table-cell>
          <table:table-cell office:value-type="string">
            <text:p>уборщик </text:p>
          </table:table-cell>
          <table:table-cell office:value-type="string">
            <text:p>Ленина 29</text:p>
          </table:table-cell>
          <table:table-cell office:value-type="float" office:value="89018771126">
            <text:p>89018771126</text:p>
          </table:table-cell>
          <table:table-cell office:value-type="string">
            <text:p><text:a xlink:href="mailto:vitla21@gmail.com">vitla21@gmail.com</text:a></text:p>
          </table:table-cell>
        </table:table-row>
        <table:table-row table:style-name="ro1">
          <table:table-cell office:value-type="string">
            <text:p>воронин 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string">
            <text:p>порехмахер</text:p>
          </table:table-cell>
          <table:table-cell office:value-type="string">
            <text:p>Ленина 30</text:p>
          </table:table-cell>
          <table:table-cell office:value-type="float" office:value="89018882215">
            <text:p>89018882215</text:p>
          </table:table-cell>
          <table:table-cell office:value-type="string">
            <text:p><text:a xlink:href="mailto:vitla21@gmail.com">vitla21@gmail.com</text:a>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30.06.2022</text:date>, <text:time>10:30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09:54:22.35</meta:creation-date>
    <dc:date>2022-06-30T10:30:03.57</dc:date>
    <meta:editing-duration>PT5M10S</meta:editing-duration>
    <meta:editing-cycles>1</meta:editing-cycles>
    <meta:document-statistic meta:table-count="3" meta:cell-count="349" meta:object-count="0"/>
    <meta:generator>OpenOffice/4.1.7$Win32 OpenOffice.org_project/417m1$Build-9800</meta:generator>
  </office:meta>
</office:document-meta>
</file>